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2" style:parent-style-name="Textbod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text-properties fo:font-size="12pt" style:font-size-asian="12pt" style:font-size-complex="12pt"/>
    </style:style>
    <style:style style:name="P34" style:parent-style-name="Standard" style:list-style-name="LFO9" style:family="paragraph"/>
    <style:style style:name="P35" style:parent-style-name="Standard" style:list-style-name="LFO9" style:family="paragraph"/>
    <style:style style:name="P36" style:parent-style-name="Textbody" style:family="paragraph">
      <style:text-properties fo:font-size="12pt" style:font-size-asian="12pt" style:font-size-complex="12pt"/>
    </style:style>
    <style:style style:name="P37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38" style:parent-style-name="Textbody" style:family="paragraph">
      <style:paragraph-properties fo:text-align="justify"/>
    </style:style>
    <style:style style:name="T39" style:parent-style-name="Fonteparág.padrão" style:family="text">
      <style:text-properties fo:language="pt" fo:country="BR"/>
    </style:style>
    <style:style style:name="T40" style:parent-style-name="Fonteparág.padrão" style:family="text">
      <style:text-properties fo:language="pt" fo:country="BR"/>
    </style:style>
    <style:style style:name="P41" style:parent-style-name="Textbody" style:family="paragraph">
      <style:paragraph-properties fo:margin-left="1in">
        <style:tab-stops/>
      </style:paragraph-properties>
      <style:text-properties fo:font-size="12pt" style:font-size-asian="12pt" style:font-size-complex="12pt" fo:language="pt" fo:country="BR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4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44" style:parent-style-name="Textbody" style:family="paragraph">
      <style:paragraph-properties fo:margin-left="0in">
        <style:tab-stops/>
      </style:paragraph-properties>
    </style:style>
    <style:style style:name="T45" style:parent-style-name="Fonteparág.padrão" style:family="text">
      <style:text-properties fo:font-style="italic" style:font-style-asian="italic" fo:language="pt" fo:country="BR"/>
    </style:style>
    <style:style style:name="T46" style:parent-style-name="Fonteparág.padrão" style:family="text">
      <style:text-properties fo:font-style="italic" style:font-style-asian="italic" fo:language="pt" fo:country="BR"/>
    </style:style>
    <style:style style:name="T47" style:parent-style-name="Fonteparág.padrão" style:family="text">
      <style:text-properties fo:font-style="italic" style:font-style-asian="italic" fo:language="pt" fo:country="BR"/>
    </style:style>
    <style:style style:name="T48" style:parent-style-name="Fonteparág.padrão" style:family="text">
      <style:text-properties fo:language="pt" fo:country="BR"/>
    </style:style>
    <style:style style:name="T49" style:parent-style-name="Fonteparág.padrão" style:family="text">
      <style:text-properties fo:font-style="italic" style:font-style-asian="italic" fo:language="pt" fo:country="BR"/>
    </style:style>
    <style:style style:name="T50" style:parent-style-name="Fonteparág.padrão" style:family="text">
      <style:text-properties fo:language="pt" fo:country="BR"/>
    </style:style>
    <style:style style:name="P51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0" style:parent-style-name="Textbody" style:family="paragraph">
      <style:paragraph-properties fo:text-align="justify"/>
    </style:style>
    <style:style style:name="T61" style:parent-style-name="Fonteparág.padrão" style:family="text">
      <style:text-properties fo:font-size="12pt" style:font-size-asian="12pt" style:font-size-complex="12pt" fo:language="pt" fo:country="BR"/>
    </style:style>
    <style:style style:name="P62" style:parent-style-name="Textbody" style:family="paragraph">
      <style:paragraph-properties fo:text-align="justify"/>
    </style:style>
    <style:style style:name="T63" style:parent-style-name="Fonteparág.padrão" style:family="text">
      <style:text-properties fo:font-size="12pt" style:font-size-asian="12pt" style:font-size-complex="12pt" fo:language="pt" fo:country="BR"/>
    </style:style>
    <style:style style:name="T64" style:parent-style-name="Fonteparág.padrão" style:family="text"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/>
    </style:style>
    <style:style style:name="T66" style:parent-style-name="Fonteparág.padrão" style:family="text"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/>
    </style:style>
    <style:style style:name="T68" style:parent-style-name="Fonteparág.padrão" style:family="text">
      <style:text-properties fo:font-size="12pt" style:font-size-asian="12pt" style:font-size-complex="12pt" fo:language="pt" fo:country="BR"/>
    </style:style>
    <style:style style:name="T69" style:parent-style-name="Fonteparág.padrão" style:family="text">
      <style:text-properties fo:font-size="12pt" style:font-size-asian="12pt" style:font-size-complex="12pt" fo:language="pt" fo:country="BR"/>
    </style:style>
    <style:style style:name="T70" style:parent-style-name="Fonteparág.padrão" style:family="text">
      <style:text-properties fo:font-size="12pt" style:font-size-asian="12pt" style:font-size-complex="12pt" fo:language="pt" fo:country="BR"/>
    </style:style>
    <style:style style:name="T71" style:parent-style-name="Fonteparág.padrão" style:family="text">
      <style:text-properties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5" style:parent-style-name="Textbody" style:family="paragraph">
      <style:paragraph-properties fo:text-align="justify"/>
    </style:style>
    <style:style style:name="T76" style:parent-style-name="Fonteparág.padrão" style:family="text">
      <style:text-properties fo:font-size="12pt" style:font-size-asian="12pt" style:font-size-complex="12pt" fo:language="pt" fo:country="BR"/>
    </style:style>
    <style:style style:name="T77" style:parent-style-name="Fonteparág.padrão" style:family="text">
      <style:text-properties fo:font-size="12pt" style:font-size-asian="12pt" style:font-size-complex="12pt" fo:language="pt" fo:country="BR"/>
    </style:style>
    <style:style style:name="P78" style:parent-style-name="Textbody" style:family="paragraph">
      <style:paragraph-properties fo:text-align="justify"/>
    </style:style>
    <style:style style:name="T79" style:parent-style-name="Fonteparág.padrão" style:family="text">
      <style:text-properties fo:font-size="12pt" style:font-size-asian="12pt" style:font-size-complex="12pt" fo:language="pt" fo:country="BR"/>
    </style:style>
    <style:style style:name="P80" style:parent-style-name="Textbody" style:family="paragraph">
      <style:paragraph-properties fo:text-align="justify"/>
    </style:style>
    <style:style style:name="T81" style:parent-style-name="Fonteparág.padrão" style:family="text">
      <style:text-properties fo:font-size="12pt" style:font-size-asian="12pt" style:font-size-complex="12pt" fo:language="pt" fo:country="BR"/>
    </style:style>
    <style:style style:name="T82" style:parent-style-name="Fonteparág.padrão" style:family="text">
      <style:text-properties fo:font-size="12pt" style:font-size-asian="12pt" style:font-size-complex="12pt" fo:language="pt" fo:country="BR"/>
    </style:style>
    <style:style style:name="T83" style:parent-style-name="Fonteparág.padrão" style:family="text">
      <style:text-properties fo:language="pt" fo:country="BR"/>
    </style:style>
    <style:style style:name="T84" style:parent-style-name="Fonteparág.padrão" style:family="text">
      <style:text-properties fo:font-size="12pt" style:font-size-asian="12pt" style:font-size-complex="12pt" fo:language="pt" fo:country="BR"/>
    </style:style>
    <style:style style:name="P8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9" style:parent-style-name="Textbody" style:family="paragraph">
      <style:text-properties fo:font-size="12pt" style:font-size-asian="12pt" style:font-size-complex="12pt" fo:language="pt" fo:country="BR"/>
    </style:style>
    <style:style style:name="P90" style:parent-style-name="Textbody" style:family="paragraph"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2" style:parent-style-name="Textbody" style:family="paragraph">
      <style:paragraph-properties fo:margin-left="0in">
        <style:tab-stops/>
      </style:paragraph-properties>
    </style:style>
    <style:style style:name="T93" style:parent-style-name="Fonteparág.padrão" style:family="text">
      <style:text-properties fo:font-size="12pt" style:font-size-asian="12pt" style:font-size-complex="12pt" fo:language="pt" fo:country="BR"/>
    </style:style>
    <style:style style:name="T94" style:parent-style-name="Fonteparág.padrão" style:family="text">
      <style:text-properties fo:font-size="12pt" style:font-size-asian="12pt" style:font-size-complex="12pt" fo:language="pt" fo:country="BR"/>
    </style:style>
    <style:style style:name="T95" style:parent-style-name="Fonteparág.padrão" style:family="text">
      <style:text-properties fo:font-size="12pt" style:font-size-asian="12pt" style:font-size-complex="12pt" fo:language="pt" fo:country="BR"/>
    </style:style>
    <style:style style:name="T96" style:parent-style-name="Fonteparág.padrão" style:family="text">
      <style:text-properties fo:font-size="12pt" style:font-size-asian="12pt" style:font-size-complex="12pt" fo:language="pt" fo:country="BR"/>
    </style:style>
    <style:style style:name="T97" style:parent-style-name="Fonteparág.padrão" style:family="text">
      <style:text-properties fo:font-size="12pt" style:font-size-asian="12pt" style:font-size-complex="12pt" fo:language="pt" fo:country="BR"/>
    </style:style>
    <style:style style:name="P98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0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101" style:parent-style-name="Título2" style:family="paragraph"/>
    <style:style style:name="P102" style:parent-style-name="Standard" style:family="paragraph">
      <style:paragraph-properties fo:margin-left="0.7604in">
        <style:tab-stops/>
      </style:paragraph-properties>
    </style:style>
    <style:style style:name="T103" style:parent-style-name="Fonteparág.padrão" style:family="text">
      <style:text-properties fo:font-weight="bold" style:font-weight-asian="bold" style:font-weight-complex="bold" fo:language="pt" fo:country="BR"/>
    </style:style>
    <style:style style:name="T104" style:parent-style-name="Fonteparág.padrão" style:family="text">
      <style:text-properties fo:language="pt" fo:country="BR"/>
    </style:style>
    <style:style style:name="T105" style:parent-style-name="Fonteparág.padrão" style:family="text">
      <style:text-properties fo:font-weight="bold" style:font-weight-asian="bold" style:font-weight-complex="bold" fo:language="pt" fo:country="BR"/>
    </style:style>
    <style:style style:name="T106" style:parent-style-name="Fonteparág.padrão" style:family="text">
      <style:text-properties fo:language="pt" fo:country="BR"/>
    </style:style>
    <style:style style:name="T107" style:parent-style-name="Fonteparág.padrão" style:family="text">
      <style:text-properties fo:language="pt" fo:country="BR"/>
    </style:style>
    <style:style style:name="T108" style:parent-style-name="Fonteparág.padrão" style:family="text">
      <style:text-properties fo:font-size="13pt" style:font-size-asian="13pt" style:font-size-complex="13pt" fo:language="pt" fo:country="BR"/>
    </style:style>
    <style:style style:name="T109" style:parent-style-name="Fonteparág.padrão" style:family="text">
      <style:text-properties fo:font-size="10pt" style:font-size-asian="10pt" style:font-size-complex="10pt" fo:language="pt" fo:country="BR"/>
    </style:style>
    <style:style style:name="T110" style:parent-style-name="Fonteparág.padrão" style:family="text">
      <style:text-properties fo:language="pt" fo:country="BR"/>
    </style:style>
    <style:style style:name="P111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12" style:parent-style-name="Textbody" style:family="paragraph">
      <style:paragraph-properties fo:text-align="justify"/>
    </style:style>
    <style:style style:name="T113" style:parent-style-name="Fonteparág.padrão" style:family="text">
      <style:text-properties fo:font-size="12pt" style:font-size-asian="12pt" style:font-size-complex="12pt" fo:language="pt" fo:country="BR"/>
    </style:style>
    <style:style style:name="T114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5" style:parent-style-name="Fonteparág.padrão" style:family="text">
      <style:text-properties fo:font-size="12pt" style:font-size-asian="12pt" style:font-size-complex="12pt" fo:language="pt" fo:country="BR"/>
    </style:style>
    <style:style style:name="T116" style:parent-style-name="Fonteparág.padrão" style:family="text">
      <style:text-properties fo:language="pt" fo:country="BR"/>
    </style:style>
    <style:style style:name="T117" style:parent-style-name="Fonteparág.padrão" style:family="text">
      <style:text-properties fo:font-size="12pt" style:font-size-asian="12pt" style:font-size-complex="12pt" fo:language="pt" fo:country="BR"/>
    </style:style>
    <style:style style:name="P11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20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21" style:parent-style-name="Textbody" style:family="paragraph">
      <style:paragraph-properties fo:text-align="justify"/>
    </style:style>
    <style:style style:name="T122" style:parent-style-name="Fonteparág.padrão" style:family="text">
      <style:text-properties fo:font-size="12pt" style:font-size-asian="12pt" style:font-size-complex="12pt" fo:language="pt" fo:country="BR"/>
    </style:style>
    <style:style style:name="T123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24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25" style:parent-style-name="Fonteparág.padrão" style:family="text">
      <style:text-properties fo:font-size="12pt" style:font-size-asian="12pt" style:font-size-complex="12pt" fo:language="pt" fo:country="BR"/>
    </style:style>
    <style:style style:name="P126" style:parent-style-name="Textbody" style:family="paragraph">
      <style:paragraph-properties fo:text-align="justify"/>
    </style:style>
    <style:style style:name="T127" style:parent-style-name="Fonteparág.padrão" style:family="text">
      <style:text-properties fo:font-size="12pt" style:font-size-asian="12pt" style:font-size-complex="12pt" fo:language="pt" fo:country="BR"/>
    </style:style>
    <style:style style:name="T128" style:parent-style-name="Fonteparág.padrão" style:family="text">
      <style:text-properties fo:font-size="12pt" style:font-size-asian="12pt" style:font-size-complex="12pt" fo:language="pt" fo:country="BR"/>
    </style:style>
    <style:style style:name="T129" style:parent-style-name="Fonteparág.padrão" style:family="text">
      <style:text-properties fo:font-size="12pt" style:font-size-asian="12pt" style:font-size-complex="12pt" fo:language="pt" fo:country="BR"/>
    </style:style>
    <style:style style:name="P13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31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32" style:parent-style-name="Textbody" style:family="paragraph">
      <style:paragraph-properties fo:text-align="justify"/>
    </style:style>
    <style:style style:name="T133" style:parent-style-name="Fonteparág.padrão" style:family="text">
      <style:text-properties fo:font-size="12pt" style:font-size-asian="12pt" style:font-size-complex="12pt" fo:language="pt" fo:country="BR"/>
    </style:style>
    <style:style style:name="T134" style:parent-style-name="Fonteparág.padrão" style:family="text">
      <style:text-properties fo:font-weight="bold" style:font-weight-asian="bold" style:font-weight-complex="bold" fo:language="pt" fo:country="BR"/>
    </style:style>
    <style:style style:name="T135" style:parent-style-name="Fonteparág.padrão" style:family="text">
      <style:text-properties fo:font-size="12pt" style:font-size-asian="12pt" style:font-size-complex="12pt" fo:language="pt" fo:country="BR"/>
    </style:style>
    <style:style style:name="T136" style:parent-style-name="Fonteparág.padrão" style:family="text">
      <style:text-properties fo:language="pt" fo:country="BR"/>
    </style:style>
    <style:style style:name="T137" style:parent-style-name="Fonteparág.padrão" style:family="text">
      <style:text-properties fo:font-size="12pt" style:font-size-asian="12pt" style:font-size-complex="12pt" fo:language="pt" fo:country="BR"/>
    </style:style>
    <style:style style:name="P138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0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41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42" style:parent-style-name="Fonteparág.padrão" style:family="text">
      <style:text-properties fo:font-size="12pt" style:font-size-asian="12pt" style:font-size-complex="12pt" fo:language="pt" fo:country="BR"/>
    </style:style>
    <style:style style:name="T143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44" style:parent-style-name="Fonteparág.padrão" style:family="text">
      <style:text-properties fo:font-size="12pt" style:font-size-asian="12pt" style:font-size-complex="12pt" fo:language="pt" fo:country="BR"/>
    </style:style>
    <style:style style:name="T145" style:parent-style-name="Fonteparág.padrão" style:family="text">
      <style:text-properties fo:font-size="12pt" style:font-size-asian="12pt" style:font-size-complex="12pt" fo:language="pt" fo:country="BR"/>
    </style:style>
    <style:style style:name="T146" style:parent-style-name="Fonteparág.padrão" style:family="text">
      <style:text-properties fo:font-size="12pt" style:font-size-asian="12pt" style:font-size-complex="12pt" fo:language="pt" fo:country="BR"/>
    </style:style>
    <style:style style:name="P14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8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9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150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51" style:parent-style-name="Fonteparág.padrão" style:family="text">
      <style:text-properties fo:font-size="12pt" style:font-size-asian="12pt" style:font-size-complex="12pt" fo:language="pt" fo:country="BR"/>
    </style:style>
    <style:style style:name="T152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53" style:parent-style-name="Fonteparág.padrão" style:family="text">
      <style:text-properties fo:font-size="12pt" style:font-size-asian="12pt" style:font-size-complex="12pt" fo:language="pt" fo:country="BR"/>
    </style:style>
    <style:style style:name="T154" style:parent-style-name="Fonteparág.padrão" style:family="text">
      <style:text-properties fo:font-size="12pt" style:font-size-asian="12pt" style:font-size-complex="12pt" fo:language="pt" fo:country="BR"/>
    </style:style>
    <style:style style:name="T155" style:parent-style-name="Fonteparág.padrão" style:family="text">
      <style:text-properties fo:font-size="12pt" style:font-size-asian="12pt" style:font-size-complex="12pt" fo:language="pt" fo:country="BR"/>
    </style:style>
    <style:style style:name="P15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5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58" style:parent-style-name="Textbody" style:family="paragraph">
      <style:paragraph-properties fo:text-align="justify" fo:margin-left="0in">
        <style:tab-stops/>
      </style:paragraph-properties>
    </style:style>
    <style:style style:name="T159" style:parent-style-name="Fonteparág.padrão" style:family="text">
      <style:text-properties style:font-name="Arial" fo:language="pt" fo:country="BR"/>
    </style:style>
    <style:style style:name="T160" style:parent-style-name="Fonteparág.padrão" style:family="text">
      <style:text-properties style:font-name="Arial" fo:language="pt" fo:country="BR"/>
    </style:style>
    <style:style style:name="T161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T162" style:parent-style-name="Fonteparág.padrão" style:family="text">
      <style:text-properties style:font-name="Arial" fo:font-size="12pt" style:font-size-asian="12pt" style:font-size-complex="12pt" fo:language="pt" fo:country="BR"/>
    </style:style>
    <style:style style:name="T163" style:parent-style-name="Fonteparág.padrão" style:family="text">
      <style:text-properties fo:font-size="12pt" style:font-size-asian="12pt" style:font-size-complex="12pt" fo:language="pt" fo:country="BR"/>
    </style:style>
    <style:style style:name="P164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fo:language="pt" fo:country="BR"/>
    </style:style>
    <style:style style:name="P165" style:parent-style-name="Textbody" style:family="paragraph">
      <style:paragraph-properties fo:text-align="justify" fo:margin-left="0in">
        <style:tab-stops/>
      </style:paragraph-properties>
    </style:style>
    <style:style style:name="T166" style:parent-style-name="Fonteparág.padrão" style:family="text">
      <style:text-properties fo:font-size="12pt" style:font-size-asian="12pt" style:font-size-complex="12pt" fo:language="pt" fo:country="BR"/>
    </style:style>
    <style:style style:name="T167" style:parent-style-name="Fonteparág.padrão" style:family="text">
      <style:text-properties fo:font-size="12pt" style:font-size-asian="12pt" style:font-size-complex="12pt" fo:language="pt" fo:country="BR"/>
    </style:style>
    <style:style style:name="T168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9" style:parent-style-name="Fonteparág.padrão" style:family="text">
      <style:text-properties fo:font-size="12pt" style:font-size-asian="12pt" style:font-size-complex="12pt" fo:language="pt" fo:country="BR"/>
    </style:style>
    <style:style style:name="T170" style:parent-style-name="Fonteparág.padrão" style:family="text">
      <style:text-properties fo:font-size="12pt" style:font-size-asian="12pt" style:font-size-complex="12pt" fo:language="pt" fo:country="BR"/>
    </style:style>
    <style:style style:name="T171" style:parent-style-name="Fonteparág.padrão" style:family="text">
      <style:text-properties fo:font-size="12pt" style:font-size-asian="12pt" style:font-size-complex="12pt" fo:language="pt" fo:country="BR"/>
    </style:style>
    <style:style style:name="T172" style:parent-style-name="Fonteparág.padrão" style:family="text">
      <style:text-properties fo:font-size="12pt" style:font-size-asian="12pt" style:font-size-complex="12pt" fo:language="pt" fo:country="BR"/>
    </style:style>
    <style:style style:name="T173" style:parent-style-name="Fonteparág.padrão" style:family="text">
      <style:text-properties fo:font-size="12pt" style:font-size-asian="12pt" style:font-size-complex="12pt" fo:language="pt" fo:country="BR"/>
    </style:style>
    <style:style style:name="P174" style:parent-style-name="Título2" style:family="paragraph">
      <style:paragraph-properties fo:margin-left="0.4in" fo:text-indent="-0.4in">
        <style:tab-stops/>
      </style:paragraph-properties>
    </style:style>
    <style:style style:name="P175" style:parent-style-name="Textbody" style:family="paragraph">
      <style:paragraph-properties fo:text-align="justify" fo:margin-left="0in">
        <style:tab-stops/>
      </style:paragraph-properties>
    </style:style>
    <style:style style:name="T176" style:parent-style-name="Fonteparág.padrão" style:family="text">
      <style:text-properties fo:font-size="12pt" style:font-size-asian="12pt" style:font-size-complex="12pt" fo:language="pt" fo:country="BR"/>
    </style:style>
    <style:style style:name="T177" style:parent-style-name="Fonteparág.padrão" style:family="text">
      <style:text-properties fo:font-size="12pt" style:font-size-asian="12pt" style:font-size-complex="12pt" fo:language="pt" fo:country="BR"/>
    </style:style>
    <style:style style:name="T178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9" style:parent-style-name="Fonteparág.padrão" style:family="text">
      <style:text-properties fo:font-size="12pt" style:font-size-asian="12pt" style:font-size-complex="12pt" fo:language="pt" fo:country="BR"/>
    </style:style>
    <style:style style:name="T180" style:parent-style-name="Fonteparág.padrão" style:family="text">
      <style:text-properties fo:font-size="12pt" style:font-size-asian="12pt" style:font-size-complex="12pt" fo:language="pt" fo:country="BR"/>
    </style:style>
    <style:style style:name="T181" style:parent-style-name="Fonteparág.padrão" style:family="text">
      <style:text-properties fo:font-size="12pt" style:font-size-asian="12pt" style:font-size-complex="12pt" fo:language="pt" fo:country="BR"/>
    </style:style>
    <style:style style:name="T182" style:parent-style-name="Fonteparág.padrão" style:family="text">
      <style:text-properties fo:font-size="12pt" style:font-size-asian="12pt" style:font-size-complex="12pt" fo:language="pt" fo:country="BR"/>
    </style:style>
    <style:style style:name="P18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86" style:parent-style-name="Título2" style:family="paragraph">
      <style:paragraph-properties fo:margin-left="0.4in" fo:text-indent="-0.4in">
        <style:tab-stops/>
      </style:paragraph-properties>
    </style:style>
    <style:style style:name="P187" style:parent-style-name="Textbody" style:family="paragraph">
      <style:paragraph-properties fo:text-align="justify" fo:margin-left="0in">
        <style:tab-stops/>
      </style:paragraph-properties>
    </style:style>
    <style:style style:name="T188" style:parent-style-name="Fonteparág.padrão" style:family="text">
      <style:text-properties fo:font-size="12pt" style:font-size-asian="12pt" style:font-size-complex="12pt" fo:language="pt" fo:country="BR"/>
    </style:style>
    <style:style style:name="T189" style:parent-style-name="Fonteparág.padrão" style:family="text">
      <style:text-properties fo:font-size="12pt" style:font-size-asian="12pt" style:font-size-complex="12pt" fo:language="pt" fo:country="BR"/>
    </style:style>
    <style:style style:name="T190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91" style:parent-style-name="Fonteparág.padrão" style:family="text">
      <style:text-properties fo:font-size="12pt" style:font-size-asian="12pt" style:font-size-complex="12pt" fo:language="pt" fo:country="BR"/>
    </style:style>
    <style:style style:name="P19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9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94" style:parent-style-name="Título2" style:family="paragraph">
      <style:paragraph-properties fo:margin-left="0.4in" fo:text-indent="-0.4in">
        <style:tab-stops/>
      </style:paragraph-properties>
    </style:style>
    <style:style style:name="P195" style:parent-style-name="Textbody" style:family="paragraph">
      <style:paragraph-properties fo:text-align="justify" fo:margin-left="0in">
        <style:tab-stops/>
      </style:paragraph-properties>
    </style:style>
    <style:style style:name="T196" style:parent-style-name="Fonteparág.padrão" style:family="text">
      <style:text-properties fo:font-size="12pt" style:font-size-asian="12pt" style:font-size-complex="12pt" fo:language="pt" fo:country="BR"/>
    </style:style>
    <style:style style:name="T197" style:parent-style-name="Fonteparág.padrão" style:family="text">
      <style:text-properties fo:font-size="12pt" style:font-size-asian="12pt" style:font-size-complex="12pt" fo:language="pt" fo:country="BR"/>
    </style:style>
    <style:style style:name="T198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99" style:parent-style-name="Fonteparág.padrão" style:family="text">
      <style:text-properties fo:font-size="12pt" style:font-size-asian="12pt" style:font-size-complex="12pt" fo:language="pt" fo:country="BR"/>
    </style:style>
    <style:style style:name="T200" style:parent-style-name="Fonteparág.padrão" style:family="text">
      <style:text-properties fo:font-size="12pt" style:font-size-asian="12pt" style:font-size-complex="12pt" fo:language="pt" fo:country="BR"/>
    </style:style>
    <style:style style:name="T201" style:parent-style-name="Fonteparág.padrão" style:family="text">
      <style:text-properties fo:font-size="12pt" style:font-size-asian="12pt" style:font-size-complex="12pt" fo:language="pt" fo:country="BR"/>
    </style:style>
    <style:style style:name="T202" style:parent-style-name="Fonteparág.padrão" style:family="text">
      <style:text-properties fo:font-size="12pt" style:font-size-asian="12pt" style:font-size-complex="12pt" fo:language="pt" fo:country="BR"/>
    </style:style>
    <style:style style:name="P20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0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0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206" style:parent-style-name="Título2" style:family="paragraph">
      <style:paragraph-properties fo:margin-left="0.4in" fo:text-indent="-0.4in">
        <style:tab-stops/>
      </style:paragraph-properties>
    </style:style>
    <style:style style:name="P207" style:parent-style-name="Textbody" style:family="paragraph">
      <style:paragraph-properties fo:text-align="justify" fo:margin-left="0in">
        <style:tab-stops/>
      </style:paragraph-properties>
    </style:style>
    <style:style style:name="T208" style:parent-style-name="Fonteparág.padrão" style:family="text">
      <style:text-properties fo:font-size="12pt" style:font-size-asian="12pt" style:font-size-complex="12pt" fo:language="pt" fo:country="BR"/>
    </style:style>
    <style:style style:name="T209" style:parent-style-name="Fonteparág.padrão" style:family="text">
      <style:text-properties fo:font-size="12pt" style:font-size-asian="12pt" style:font-size-complex="12pt" fo:language="pt" fo:country="BR"/>
    </style:style>
    <style:style style:name="T210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11" style:parent-style-name="Fonteparág.padrão" style:family="text">
      <style:text-properties fo:font-size="12pt" style:font-size-asian="12pt" style:font-size-complex="12pt" fo:language="pt" fo:country="BR"/>
    </style:style>
    <style:style style:name="P21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213" style:parent-style-name="Standard" style:family="paragraph">
      <style:paragraph-properties fo:margin-left="0.5208in">
        <style:tab-stops/>
      </style:paragraph-properties>
    </style:style>
    <style:style style:name="T214" style:parent-style-name="Fonteparág.padrão" style:family="text">
      <style:text-properties fo:language="pt" fo:country="BR"/>
    </style:style>
    <style:style style:name="P215" style:parent-style-name="Standard" style:family="paragraph">
      <style:paragraph-properties fo:margin-left="0.5208in">
        <style:tab-stops/>
      </style:paragraph-properties>
    </style:style>
    <style:style style:name="T216" style:parent-style-name="Fonteparág.padrão" style:family="text">
      <style:text-properties fo:language="pt" fo:country="BR"/>
    </style:style>
    <style:style style:name="P217" style:parent-style-name="Standard" style:family="paragraph">
      <style:paragraph-properties fo:margin-left="0.5208in">
        <style:tab-stops/>
      </style:paragraph-properties>
    </style:style>
    <style:style style:name="T218" style:parent-style-name="Fonteparág.padrão" style:family="text">
      <style:text-properties fo:language="pt" fo:country="BR"/>
    </style:style>
    <style:style style:name="P219" style:parent-style-name="Standard" style:family="paragraph">
      <style:paragraph-properties fo:margin-left="0.5208in">
        <style:tab-stops/>
      </style:paragraph-properties>
    </style:style>
    <style:style style:name="P220" style:parent-style-name="Standard" style:family="paragraph">
      <style:paragraph-properties fo:margin-left="0.5208in">
        <style:tab-stops/>
      </style:paragraph-properties>
    </style:style>
    <style:style style:name="T221" style:parent-style-name="Fonteparág.padrão" style:family="text">
      <style:text-properties fo:language="pt" fo:country="BR"/>
    </style:style>
    <style:style style:name="P222" style:parent-style-name="Standard" style:family="paragraph">
      <style:paragraph-properties fo:margin-left="0.5208in">
        <style:tab-stops/>
      </style:paragraph-properties>
    </style:style>
    <style:style style:name="T223" style:parent-style-name="Fonteparág.padrão" style:family="text">
      <style:text-properties fo:language="pt" fo:country="BR"/>
    </style:style>
    <style:style style:name="P224" style:parent-style-name="Standard" style:family="paragraph">
      <style:paragraph-properties fo:margin-left="0.5208in">
        <style:tab-stops/>
      </style:paragraph-properties>
    </style:style>
    <style:style style:name="T225" style:parent-style-name="Fonteparág.padrão" style:family="text">
      <style:text-properties fo:language="pt" fo:country="BR"/>
    </style:style>
    <style:style style:name="P226" style:parent-style-name="Standard" style:family="paragraph">
      <style:paragraph-properties fo:margin-left="0.5208in">
        <style:tab-stops/>
      </style:paragraph-properties>
    </style:style>
    <style:style style:name="T227" style:parent-style-name="Fonteparág.padrão" style:family="text">
      <style:text-properties fo:language="pt" fo:country="BR"/>
    </style:style>
    <style:style style:name="P228" style:parent-style-name="Standard" style:family="paragraph">
      <style:paragraph-properties fo:margin-left="0.5208in">
        <style:tab-stops/>
      </style:paragraph-properties>
    </style:style>
    <style:style style:name="P229" style:parent-style-name="Textbody" style:list-style-name="LFO10" style:family="paragraph">
      <style:paragraph-properties fo:text-align="justify"/>
    </style:style>
    <style:style style:name="T230" style:parent-style-name="Fonteparág.padrão" style:family="text">
      <style:text-properties fo:font-size="12pt" style:font-size-asian="12pt" style:font-size-complex="12pt" fo:language="pt" fo:country="BR"/>
    </style:style>
    <style:style style:name="T231" style:parent-style-name="Fonteparág.padrão" style:family="text">
      <style:text-properties fo:font-size="12pt" style:font-size-asian="12pt" style:font-size-complex="12pt" fo:language="pt" fo:country="BR"/>
    </style:style>
    <style:style style:name="T232" style:parent-style-name="Fonteparág.padrão" style:family="text">
      <style:text-properties fo:font-size="12pt" style:font-size-asian="12pt" style:font-size-complex="12pt" fo:language="pt" fo:country="BR"/>
    </style:style>
    <style:style style:name="T233" style:parent-style-name="Fonteparág.padrão" style:family="text">
      <style:text-properties fo:font-size="12pt" style:font-size-asian="12pt" style:font-size-complex="12pt" fo:language="pt" fo:country="BR"/>
    </style:style>
    <style:style style:name="T234" style:parent-style-name="Fonteparág.padrão" style:family="text">
      <style:text-properties fo:font-size="12pt" style:font-size-asian="12pt" style:font-size-complex="12pt" fo:language="pt" fo:country="BR"/>
    </style:style>
    <style:style style:name="P235" style:parent-style-name="Textbody" style:list-style-name="LFO10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36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37" style:parent-style-name="Textbody" style:list-style-name="LFO1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38" style:parent-style-name="Standard" style:list-style-name="LFO12" style:family="paragraph">
      <style:paragraph-properties fo:text-align="justify"/>
    </style:style>
    <style:style style:name="T239" style:parent-style-name="Fonteparág.padrão" style:family="text">
      <style:text-properties fo:language="pt" fo:country="BR"/>
    </style:style>
    <style:style style:name="T240" style:parent-style-name="Fonteparág.padrão" style:family="text">
      <style:text-properties fo:font-weight="bold" style:font-weight-asian="bold" style:font-weight-complex="bold" fo:language="pt" fo:country="BR"/>
    </style:style>
    <style:style style:name="T241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Memória Virtual<text:line-break/>Caso de uso: ExcluirInstituição</text:p>
      <text:p text:style-name="P32"/>
      <text:h text:style-name="Título1" text:outline-level="1">Breve Descrição</text:h>
      <text:p text:style-name="P33">Esse caso de uso permite que o Admininistrador ou Gerente exclua o cadastro de uma instituição <text:s/>e consequentemente<text:s/>exclua os dados dessa intituição permanentemente do sistema.</text:p>
      <text:h text:style-name="Título1" text:outline-level="1">Breve Descrição dos Atores</text:h>
      <text:list text:style-name="LFO9" text:continue-numbering="true">
        <text:list-item>
          <text:list>
            <text:list-item>
              <text:p text:style-name="P34">Administrador: Exclui qualquer instituição e seus dados do sistema.</text:p>
            </text:list-item>
            <text:list-item>
              <text:p text:style-name="P35">Gerente: Exclui somente as instituições que ele possui acesso.</text:p>
            </text:list-item>
          </text:list>
        </text:list-item>
      </text:list>
      <text:h text:style-name="Título1" text:outline-level="1">Pré-condições</text:h>
      <text:p text:style-name="P36">- O usuário está logado<text:s/>no sistema.</text:p>
      <text:h text:style-name="Título1" text:outline-level="1">Fluxo Básico de Eventos</text:h>
      <text:p text:style-name="P37">1. O Administrador/Gerente seleciona a opção “Excluir Instituição” o sistema exibe uma tela com as seguintes opções:</text:p>
      <text:p text:style-name="P38"><text:span text:style-name="T39">- uma mensagem de aviso: “ATENÇÃO: A Exclusão da Instituição automaticamente leva a exclusão dos bens<text:s/></text:span><text:span text:style-name="T40">patrimoniais associados a ela. Certifique-se de ter solicitado backup dos dados antes de prosseguir.”</text:span></text:p>
      <text:p text:style-name="P41"><text:s/>- campo para inserir “Nome da Instituição” para buscar a Instituição que se deseja <text:s/>excluir. Esse campo deve ser auto completável, ou seja, de acordo com<text:s/>a informação que está sendo inserida pelo usuário ele cria e exibe uma lista, (abaixo do campo onde o nome está sendo inserido) com os possíveis nomes que estão sendo pesquisados. A lista apresentada deve estar em ordem alfabética. Assim, o usuário tem a<text:s/>opção de terminar de escrever o nome desejado ou o selecionar na lista que foi apresentada;</text:p>
      <text:p text:style-name="P42"><text:s/><text:tab/><text:tab/>- opção para selecionar o “Prazo de Validade” do pedido de exclusão que<text:s/><text:tab/><text:tab/>pode ser de 1 a 30 dias (preenchimento obrigatório, caso essa opção esteja<text:s/><text:tab/><text:tab/>disponível no sistema);</text:p>
      <text:p text:style-name="P43"><text:s/><text:tab/><text:tab/>- opção “Confirmar” para confirmar nome de Instituição fornecido;</text:p>
      <text:p text:style-name="P44"><text:span text:style-name="T45"><text:s/></text:span><text:span text:style-name="T46"><text:tab/></text:span><text:span text:style-name="T47"><text:tab/>-<text:s/></text:span><text:span text:style-name="T48">opção</text:span><text:span text:style-name="T49"><text:s/></text:span><text:span text:style-name="T50">“Cancelar” para sair da opção de exclusão;</text:span></text:p>
      <text:p text:style-name="P51"><text:s/><text:tab/>2. O Administrador/Gerente digita o nome da Instituição a ser excluída ou a<text:s/><text:tab/>seleciona na<text:tab/><text:s/>lista apresentada, sempre respeitando o que foi estipulado na breve<text:s/><text:tab/>descrição dos atores. Em seguida ele seleciona o prazo de validade que o pedido<text:s/><text:tab/>de exclusão deve ter e seleciona a opção “Confirmar”;</text:p>
      <text:soft-page-break/>
      <text:p text:style-name="P52"><text:s/><text:tab/>3. O sistema dá continuidade ao processo de exclusão exibindo uma tela<text:s/><text:tab/>contendo:</text:p>
      <text:p text:style-name="P53">- Nome da Instituição solicitada;</text:p>
      <text:p text:style-name="P54">- Nome do Aprovador (gerentes da instituição ou administradores do sistema);</text:p>
      <text:p text:style-name="P55">- campo editável para “Justificar” a exclusão, com no máximo 300 caracteres considerando espaços (preenchimento obrigatório);</text:p>
      <text:p text:style-name="P56">- o Prazo de Validade do pedido de exclusão;</text:p>
      <text:p text:style-name="P57">- opção “Solicitar Exclusão” para confirmar o pedido de exclusão;</text:p>
      <text:p text:style-name="P58">- opção “Voltar” para voltar à tela de seleção de Instituição a ser excluída;</text:p>
      <text:p text:style-name="P59">- opção “Cancelar” para sair da opção de exclusão;</text:p>
      <text:p text:style-name="P60"><text:span text:style-name="T61">4. O Administrador/Gerente preenche a justificativa de exclusão do usuário;</text:span></text:p>
      <text:p text:style-name="P62"><text:span text:style-name="T63">5. O Administrador/Gerente seleciona a opção<text:s/></text:span><text:span text:style-name="T64">“Excluir Instituição”;</text:span></text:p>
      <text:p text:style-name="P65"><text:span text:style-name="T66">6. O sistema exibe uma tela contendo:</text:span></text:p>
      <text:p text:style-name="P67"><text:span text:style-name="T68"><text:tab/>- uma mensagem de aviso: “ATENÇÃO: A Exclusão da Instituição<text:s/></text:span><text:span text:style-name="T69"><text:tab/>automaticamente leva a exclusão dos bens patrimoniais associados a ela.<text:s/></text:span><text:span text:style-name="T70"><text:tab/>Certifique-se de ter solicitado backup dos dados antes de p</text:span><text:span text:style-name="T71">rosseguir.”</text:span></text:p>
      <text:p text:style-name="P72"><text:tab/>- uma lista, em ordem alfabética, com nomes dos demais Administradores<text:s/><text:tab/>ou Gerentes cadastrados no Sistema para que ele escolha qual deve<text:s/><text:tab/>autorizar a operação de exclusão, respeitando o que foi estipulado na breve<text:s/><text:tab/>descrição dos atores;</text:p>
      <text:p text:style-name="P73"><text:tab/>- opção “Confirmar” para confirmar escolha do Administrador/Gerente<text:s/><text:tab/>que autorizará a exclusão e dar continuidade ao processo;</text:p>
      <text:p text:style-name="P74"><text:tab/>- opção “Cancelar” para sair da opção de exclusão;</text:p>
      <text:p text:style-name="P75"><text:span text:style-name="T76">7. O Administrador/Gerente escolhe na lista outro Administrador ou outro Gerente<text:s/></text:span><text:span text:style-name="T77">para autorizar a operação, respeitando o estipulado na breve descrição dos atores;</text:span></text:p>
      <text:p text:style-name="P78"><text:span text:style-name="T79">8. O Administrador/Gerente seleciona a opção “Confirmar”;</text:span></text:p>
      <text:p text:style-name="P80"><text:span text:style-name="T81">9. O sistema valida o pedido de exclusão, exibe a mensagem “Pedido de Exclusão Aguardando Aprovação” e envia para o</text:span><text:span text:style-name="T82"><text:s/>e-mail do Administrador</text:span><text:span text:style-name="T83">/Gerente</text:span><text:span text:style-name="T84"><text:s/>escolhido para autorizar o procedimento um link (url) de confirmação de exclusão, contendo:</text:span></text:p>
      <text:p text:style-name="P85">- o Nome da Instituição a ser excluída;</text:p>
      <text:p text:style-name="P86">- Nome do Gerente da Insituição a ser excluída;</text:p>
      <text:p text:style-name="P87">- justificativa da exclusão;</text:p>
      <text:p text:style-name="P88">- prazo de validade do pedido de exclusão;</text:p>
      <text:p text:style-name="P89">- opção “Confirmar Exclusão”;</text:p>
      <text:p text:style-name="P90">- opção “Não Confirmar Exclusão”.</text:p>
      <text:soft-page-break/>
      <text:p text:style-name="P91"><text:s text:c="12"/>10. O sistema altera o status da instituição para “Inativo”.</text:p>
      <text:p text:style-name="P92"><text:span text:style-name="T93"><text:s/></text:span><text:span text:style-name="T94"><text:tab/>11. O Administrador</text:span><text:span text:style-name="T95">/Gerente</text:span><text:span text:style-name="T96"><text:s/>que recebeu o e-mail, confirma a operação de<text:s/></text:span><text:span text:style-name="T97"><text:tab/>exclusão;</text:span></text:p>
      <text:p text:style-name="P98"><text:s/><text:tab/>12. O sistema valida a operação de exclusão;</text:p>
      <text:p text:style-name="P99"><text:tab/>13. Todos os Catalogadores, Revisores e Gerentes que estão relacionados apenas com a Instituição excluída, devem perder o acesso automaticamente após a exclusão.</text:p>
      <text:p text:style-name="P100"><text:s/><text:tab/>14. O caso de uso é encerrado.</text:p>
      <text:h text:style-name="Título1" text:outline-level="1">Fluxos Alternativos</text:h>
      <text:h text:style-name="P101" text:outline-level="2">Fluxo Alternativo 1</text:h>
      <text:p text:style-name="P102"><text:span text:style-name="T103"><text:s/></text:span><text:span text:style-name="T104">Se no<text:s/></text:span><text:span text:style-name="T105">Fluxo Básico</text:span><text:span text:style-name="T106"><text:s/>a qualquer momento o usuário selecionar a opção “Cancelar”,</text:span><text:span text:style-name="T107"><text:s/>o sistema retorna à página inicial</text:span><text:span text:style-name="T108"><text:s/>e</text:span><text:span text:style-name="T109"><text:s/></text:span><text:span text:style-name="T110">o caso de uso termina.</text:span></text:p>
      <text:p text:style-name="P111">Fluxo Alternativo 2</text:p>
      <text:p text:style-name="P112"><text:span text:style-name="T113">Se no passo 4 do<text:s/></text:span><text:span text:style-name="T114">Fluxo Básico</text:span><text:span text:style-name="T115"><text:s/>o Administrador</text:span><text:span text:style-name="T116">/Gerente</text:span><text:span text:style-name="T117"><text:s/>não preencher o campo de justificativa, então:</text:span></text:p>
      <text:p text:style-name="P118"><text:tab/>1.<text:s/><text:tab/>O sistema exibe a mensagem “Preencha a justificativa para o<text:s/><text:tab/>pedido de exclusão”;</text:p>
      <text:p text:style-name="P119"><text:tab/>2.<text:s/><text:tab/>O sistema retorna ao passo 3 do fluxo básico.</text:p>
      <text:p text:style-name="P120">Fluxo Alternativo 3</text:p>
      <text:p text:style-name="P121"><text:span text:style-name="T122">Se no passo 8 do<text:s/></text:span><text:span text:style-name="T123">Fluxo Bás</text:span><text:span text:style-name="T124">ico<text:s/></text:span><text:span text:style-name="T125">o Administrador/Gerente não selecionou outro Administrador/Gerente para autorizar a operação, então:</text:span></text:p>
      <text:p text:style-name="P126"><text:span text:style-name="T127"><text:tab/>1.<text:s/></text:span><text:span text:style-name="T128"><text:tab/>O sistema exibe a mensagem “É necessário selecionar um<text:s/></text:span><text:span text:style-name="T129"><text:tab/>Administrador <text:s/>para autorizar o pedido de exclusão”;</text:span></text:p>
      <text:p text:style-name="P130"><text:tab/>2.<text:s/><text:tab/>O sistema retorna ao passo 6 do<text:s/>fluxo básico.</text:p>
      <text:p text:style-name="P131">Fluxo Alternativo 4</text:p>
      <text:p text:style-name="P132"><text:span text:style-name="T133">Se no passo 11 do<text:s/></text:span><text:span text:style-name="T134">Fluxo Básico</text:span><text:span text:style-name="T135"><text:s/>o Administrador</text:span><text:span text:style-name="T136">/Gerente</text:span><text:span text:style-name="T137"><text:s/>não selecionar nenhuma opção (Confirmar ou Não), durante o prazo de validade do pedido de exclusão, então:</text:span></text:p>
      <text:p text:style-name="P138"><text:s text:c="17"/><text:tab/>1. O pedido de exclusão é eliminado do sistema, de acordo com o CDU<text:s/><text:tab/><text:tab/><text:tab/>limpar pendências;</text:p>
      <text:p text:style-name="P139"><text:s text:c="17"/><text:tab/>2. O caso de uso termina.</text:p>
      <text:p text:style-name="P140">Fluxo Alternativo 5</text:p>
      <text:p text:style-name="P141"><text:span text:style-name="T142"><text:tab/>Se no passo 11 do<text:s/></text:span><text:span text:style-name="T143">Fluxo Básico</text:span><text:span text:style-name="T144"><text:s/>o Administrador seleciona a opção<text:s/></text:span><text:span text:style-name="T145"><text:tab/>“Confirmar Exclusão”, fora do prazo de validade do pedido de exclusão, então</text:span><text:span text:style-name="T146">:</text:span></text:p>
      <text:p text:style-name="P147"><text:tab/><text:s text:c="3"/><text:tab/>1. O sistema exibe a mensagem “O Prazo de Confirmação Expirou”;</text:p>
      <text:p text:style-name="P148"><text:tab/><text:s text:c="3"/><text:tab/>2. O caso de uso é encerrado;</text:p>
      <text:p text:style-name="P149">Fluxo Alternativo 6</text:p>
      <text:soft-page-break/>
      <text:p text:style-name="P150"><text:span text:style-name="T151"><text:tab/>Se no passo 11 do<text:s/></text:span><text:span text:style-name="T152">Fluxo Básico<text:s/></text:span><text:span text:style-name="T153">o Administrador seleciona a opção “Não<text:s/></text:span><text:span text:style-name="T154"><text:tab/>Confirmar Exclusão”, durante o prazo de validade do<text:s/></text:span><text:span text:style-name="T155">pedido de exclusão, então:</text:span></text:p>
      <text:p text:style-name="P156"><text:tab/><text:s/><text:tab/>1. A Instituição não é excluída do sistema;</text:p>
      <text:p text:style-name="P157"><text:tab/><text:tab/>2. O sistema altera o status da instituição para “Ativo”;</text:p>
      <text:p text:style-name="P158"><text:span text:style-name="T159"><text:tab/></text:span><text:span text:style-name="T160"><text:s text:c="2"/></text:span><text:span text:style-name="T161"><text:s/></text:span><text:span text:style-name="T162"><text:tab/>3</text:span><text:span text:style-name="T163">. O caso de uso é encerrado.</text:span></text:p>
      <text:p text:style-name="P164">Fluxo Alternativo 7</text:p>
      <text:p text:style-name="P165"><text:tab/><text:span text:style-name="T166">Se no passo 12<text:s/></text:span><text:span text:style-name="T167">do<text:s/></text:span><text:span text:style-name="T168">Fluxo Básico<text:s/></text:span><text:span text:style-name="T169">a Instituição a ser excluída estiver <text:s/></text:span><text:span text:style-name="T170"><text:tab/>associado a algum bem patrimonial no sistema uma lista de backup com os dados <text:s/></text:span><text:span text:style-name="T171"><text:tab/>dos seus bens<text:s/></text:span><text:span text:style-name="T172"><text:tab/>patrimoniais é gerada e mantida no s</text:span><text:span text:style-name="T173">istema.</text:span></text:p>
      <text:h text:style-name="P174" text:outline-level="2">Fluxo Alternativo 8</text:h>
      <text:p text:style-name="P175"><text:span text:style-name="T176"><text:s/></text:span><text:span text:style-name="T177"><text:tab/>Se no passo 2 do<text:s/></text:span><text:span text:style-name="T178">Fluxo Básico</text:span><text:span text:style-name="T179"><text:s/>o Administrador selecionar a opção “Confirmar”<text:s/></text:span><text:span text:style-name="T180"><text:tab/>sem ter inserido ou selecionado algum nome na lista e/ou sem ter selecionado um<text:s/></text:span><text:span text:style-name="T181"><text:tab/>prazo de validade para o pedido de exclusão, então de acordo com a<text:s/></text:span><text:span text:style-name="T182">falha:</text:span></text:p>
      <text:p text:style-name="P183"><text:s/><text:tab/><text:tab/>1. O sistema exibe a mensagem “Insira um Nome ou Parte do nome<text:s/><text:tab/><text:tab/>desejado e então o selecione na lista”;</text:p>
      <text:p text:style-name="P184"><text:s/><text:tab/><text:tab/>2. O sistema exibe a mensagem “Selecione o prazo de validade do<text:s/><text:tab/><text:tab/><text:tab/>pedido de exclusão”;</text:p>
      <text:p text:style-name="P185"><text:s/><text:tab/><text:tab/>3. O sistema retorna ao passo 1 do fluxo básico.</text:p>
      <text:h text:style-name="P186" text:outline-level="2">Fluxo Alternativo 9</text:h>
      <text:p text:style-name="P187"><text:span text:style-name="T188"><text:s/></text:span><text:span text:style-name="T189"><text:tab/>Se no passo 3 do<text:s/></text:span><text:span text:style-name="T190">Fluxo Básico</text:span><text:span text:style-name="T191"><text:s/>o nome inserido não for encontrado, então:</text:span></text:p>
      <text:p text:style-name="P192"><text:s/><text:tab/><text:tab/>1. O sistema exibe a mensagem “Instituição não encontrada”;</text:p>
      <text:p text:style-name="P193"><text:s/><text:tab/><text:tab/>2. O sistema retorna ao passo 1 do fluxo básico.</text:p>
      <text:h text:style-name="P194" text:outline-level="2">Fluxo Alternativo 10</text:h>
      <text:p text:style-name="P195"><text:span text:style-name="T196"><text:s/></text:span><text:span text:style-name="T197"><text:tab/>Se no passo 3 do<text:s/></text:span><text:span text:style-name="T198">Fluxo Básico</text:span><text:span text:style-name="T199"><text:s/>o Administrador</text:span><text:span text:style-name="T200">/Gerente</text:span><text:span text:style-name="T201"><text:s/>selecionar a <text:s/>opção<text:s/></text:span><text:span text:style-name="T202"><text:tab/>“Voltar”, então:</text:span></text:p>
      <text:p text:style-name="P203">1.<text:tab/>O sistema deve assegurar que as informações que estão sendo exibidas (da Instituição previamente selecionada) desapareçam antes de permitir que o campo de inserção de Nome para busca seja utilizado novamente;</text:p>
      <text:p text:style-name="P204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<text:p text:style-name="P205"><text:s/><text:tab/><text:s text:c="6"/><text:tab/>3.<text:s/><text:tab/>O sistema volta ao passo 1 do fluxo básico.</text:p>
      <text:h text:style-name="P206" text:outline-level="2">Fluxo Alternativo 11</text:h>
      <text:p text:style-name="P207"><text:span text:style-name="T208"><text:s/></text:span><text:span text:style-name="T209"><text:tab/>Se no passo 13 do<text:s/></text:span><text:span text:style-name="T210">Fluxo Básico</text:span><text:span text:style-name="T211"><text:s/>o Catalogador/Revisor/Gerente estiver associado com outra Instituição que NÃO foi excluída, ele não deve perder o acesso ao Sistema.</text:span></text:p>
      <text:p text:style-name="P212"/>
      <text:soft-page-break/>
      <text:h text:style-name="Título1" text:outline-level="1">Pós-Condições</text:h>
      <text:p text:style-name="Standard"><text:tab/>Fluxo Básico: A Instituição é excluida da base de dados.</text:p>
      <text:p text:style-name="Standard"><text:tab/>Fluxo Alternativo 1: O cadastro da Instituição continua no sistema.</text:p>
      <text:p text:style-name="Standard"><text:tab/>Fluxo Alternativo 2: A exclusão<text:s/>da Instituição está pendente.</text:p>
      <text:p text:style-name="Standard"><text:tab/>Fluxo Alternativo 3: A exclusão da Instituição está pendente.</text:p>
      <text:p text:style-name="P213">Fluxo Alternativo 4:<text:s/><text:span text:style-name="T214">Não ocorre alteração na base de dados do sistema.</text:span></text:p>
      <text:p text:style-name="P215">Fluxo Alternativo 5:<text:s/><text:span text:style-name="T216">Não ocorre alteração na base de dados do sistema.</text:span></text:p>
      <text:p text:style-name="P217">Fluxo Alternativo 6:<text:s/><text:span text:style-name="T218">Não ocorre alteração na base de dados do sistema.</text:span></text:p>
      <text:p text:style-name="P219">Fluxo Alternativo 7: Uma lista de backup é criada.</text:p>
      <text:p text:style-name="P220">Fluxo Alternativo 8:<text:s/><text:span text:style-name="T221">Não ocorre alteração na base de dados do sistema.</text:span></text:p>
      <text:p text:style-name="P222">Fluxo Alternativo 9:<text:s/><text:span text:style-name="T223">Não ocorre alteração na base de dados do sistema.</text:span></text:p>
      <text:p text:style-name="P224">Fluxo Alternativo 10:<text:s/><text:span text:style-name="T225">Não ocorre alteração na base de dados do sistema.</text:span></text:p>
      <text:p text:style-name="P226">Fluxo Alternativo 11: Deve<text:span text:style-name="T227"><text:s/>ocorrer alteração na base de dados do sistema.</text:span></text:p>
      <text:p text:style-name="P228"/>
      <text:h text:style-name="Título1" text:outline-level="1">Requisitos Especiais</text:h>
      <text:list text:style-name="LFO10" text:continue-numbering="true">
        <text:list-item>
          <text:p text:style-name="P229"><text:span text:style-name="T230">Requisito de Auditoria: o sistema salva no banco de dados o Administrador</text:span><text:span text:style-name="T231">/Gerente</text:span><text:span text:style-name="T232"><text:s/>que excluiu a instituição e o Administrador</text:span><text:span text:style-name="T233">/Gerente</text:span><text:span text:style-name="T234"><text:s/>que autorizou a operação.</text:span></text:p>
        </text:list-item>
        <text:list-item>
          <text:p text:style-name="P235">Segurança: A url enviada no e-mail, para que a exclusão possa ser autorizada, deve ser segura e codificada.</text:p>
        </text:list-item>
      </text:list>
      <text:list text:style-name="LFO11" text:continue-numbering="true">
        <text:list-item>
          <text:p text:style-name="P236">Performance e Segurança: O sistema deve fazer uma verificação diária<text:s/>buscando exclusões pendentes (fora do prazo de validade estipulado) para manter a integridade do sistema.Performance: A lista gerada no passo 2 deve ser similar a um combo box que é atualizado a cada letra inserida pelo usuário no campo Nome.</text:p>
        </text:list-item>
      </text:list>
      <text:list text:style-name="LFO12" text:continue-numbering="true">
        <text:list-item>
          <text:p text:style-name="P237">Performance:<text:s/>A resposta do sistema para a busca da Instituição deve ser realizada em até 1 segundo.</text:p>
        </text:list-item>
        <text:list-item>
          <text:p text:style-name="P238"><text:span text:style-name="T239">Segurança: Se o usuário logado no sistema não for um dos tipos existentes na<text:s/></text:span><text:span text:style-name="T240">Breve Descrição dos Atores</text:span><text:span text:style-name="T241"><text:s/>a opção “Excluir Instituição” não deve estar disponível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fo:language="pt" fo:country="BR" style:language-asian="pt" style:country-asian="BR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T31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7</text:p>
            </table:table-cell>
            <table:table-cell table:style-name="TableCell13">
              <text:p text:style-name="P14">Versão do Documento: 1.2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4/14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-USP,<text:s/><text:date style:data-style-name="N27">2014</text:date></text:p>
            </table:table-cell>
            <table:table-cell table:style-name="TableCell28">
              <text:p text:style-name="P29"><text:span text:style-name="T30">Página<text:s/></text:span><text:span text:style-name="T31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09-04T23:04:00Z</dc:date>
    <meta:template xlink:href="Normal" xlink:type="simple"/>
    <meta:editing-cycles>88</meta:editing-cycles>
    <meta:editing-duration>PT32700S</meta:editing-duration>
    <meta:document-statistic meta:page-count="5" meta:paragraph-count="19" meta:word-count="1489" meta:character-count="9511" meta:row-count="67" meta:non-whitespace-character-count="8041"/>
  </office:meta>
</office:document-meta>
</file>